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F_CPU</text:p>
          </table:table-cell>
          <table:table-cell/>
          <table:table-cell office:value-type="string">
            <text:p>prescale</text:p>
          </table:table-cell>
          <table:table-cell office:value-type="string">
            <text:p>timer Hz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00000">
            <text:p>16000000</text:p>
          </table:table-cell>
          <table:table-cell/>
          <table:table-cell office:value-type="float" office:value="8">
            <text:p>8</text:p>
          </table:table-cell>
          <table:table-cell table:formula="of:=[.$B$4]/[.D4]" office:value-type="float" office:value="2000000">
            <text:p>2000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table:formula="of:=[.$B$4]/[.D5]" office:value-type="float" office:value="250000">
            <text:p>250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6">
            <text:p>256</text:p>
          </table:table-cell>
          <table:table-cell table:formula="of:=[.$B$4]/[.D6]" office:value-type="float" office:value="62500">
            <text:p>625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24">
            <text:p>1024</text:p>
          </table:table-cell>
          <table:table-cell table:formula="of:=[.$B$4]/[.D7]" office:value-type="float" office:value="15625">
            <text:p>1562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econds per rev</text:p>
          </table:table-cell>
          <table:table-cell office:value-type="string">
            <text:p>theta</text:p>
          </table:table-cell>
          <table:table-cell office:value-type="string">
            <text:p>phi_i_28</text:p>
          </table:table-cell>
          <table:table-cell office:value-type="string">
            <text:p>phi_i_50</text:p>
          </table:table-cell>
          <table:table-cell office:value-type="string">
            <text:p>prescale</text:p>
          </table:table-cell>
          <table:table-cell office:value-type="string">
            <text:p>Dly_28</text:p>
          </table:table-cell>
          <table:table-cell office:value-type="string">
            <text:p>Inflation_28</text:p>
          </table:table-cell>
          <table:table-cell office:value-type="string">
            <text:p>% error</text:p>
          </table:table-cell>
          <table:table-cell office:value-type="string">
            <text:p>prescale</text:p>
          </table:table-cell>
          <table:table-cell office:value-type="string">
            <text:p>Dly_50</text:p>
          </table:table-cell>
          <table:table-cell office:value-type="string">
            <text:p>Inflation_5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2*PI()/[.B10]" office:value-type="float" office:value="0.785398163397448">
            <text:p>0.7853981634</text:p>
          </table:table-cell>
          <table:table-cell table:formula="of:=[.C10]*28/5" office:value-type="float" office:value="4.39822971502571">
            <text:p>4.398229715</text:p>
          </table:table-cell>
          <table:table-cell table:formula="of:=[.D10]*50/28" office:value-type="float" office:value="7.85398163397448">
            <text:p>7.853981634</text:p>
          </table:table-cell>
          <table:table-cell office:value-type="float" office:value="1">
            <text:p>1</text:p>
          </table:table-cell>
          <table:table-cell table:formula="of:=[.$B$4]*1/([.D10]/(2*PI()/3200))" office:value-type="float" office:value="7142.85714285714">
            <text:p>7142.8571428572</text:p>
          </table:table-cell>
          <table:table-cell table:formula="of:=[.G10]/833" office:value-type="float" office:value="8.57485851483451">
            <text:p>9</text:p>
          </table:table-cell>
          <table:table-cell table:formula="of:=100/[.H10]" office:value-type="float" office:value="11.662">
            <text:p>11.66</text:p>
          </table:table-cell>
          <table:table-cell office:value-type="float" office:value="1">
            <text:p>1</text:p>
          </table:table-cell>
          <table:table-cell table:formula="of:=[.$B$4]*1/([.E10]/(2*PI()/3200))" office:value-type="float" office:value="4000">
            <text:p>4000</text:p>
          </table:table-cell>
          <table:table-cell table:formula="of:=[.K10]/833" office:value-type="float" office:value="4.80192076830732">
            <text:p>4.801920768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2*PI()/[.B11]" office:value-type="float" office:value="0.392699081698724">
            <text:p>0.3926990817</text:p>
          </table:table-cell>
          <table:table-cell table:formula="of:=[.C11]*28/5" office:value-type="float" office:value="2.19911485751286">
            <text:p>2.1991148575</text:p>
          </table:table-cell>
          <table:table-cell table:formula="of:=[.D11]*50/28" office:value-type="float" office:value="3.92699081698724">
            <text:p>3.926990817</text:p>
          </table:table-cell>
          <table:table-cell office:value-type="float" office:value="1">
            <text:p>1</text:p>
          </table:table-cell>
          <table:table-cell table:formula="of:=[.$B$4]*1/([.D11]/(2*PI()/3200))" office:value-type="float" office:value="14285.7142857143">
            <text:p>14285.7142857143</text:p>
          </table:table-cell>
          <table:table-cell table:formula="of:=[.G11]/833" office:value-type="float" office:value="17.149717029669">
            <text:p>17</text:p>
          </table:table-cell>
          <table:table-cell table:formula="of:=100/[.H11]" office:value-type="float" office:value="5.831">
            <text:p>5.83</text:p>
          </table:table-cell>
          <table:table-cell office:value-type="float" office:value="1">
            <text:p>1</text:p>
          </table:table-cell>
          <table:table-cell table:formula="of:=[.$B$4]*1/([.E11]/(2*PI()/3200))" office:value-type="float" office:value="8000">
            <text:p>8000</text:p>
          </table:table-cell>
          <table:table-cell table:formula="of:=[.K11]/833" office:value-type="float" office:value="9.60384153661465">
            <text:p>9.603841536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2*PI()/[.B12]" office:value-type="float" office:value="0.196349540849362">
            <text:p>0.1963495408</text:p>
          </table:table-cell>
          <table:table-cell table:formula="of:=[.C12]*28/5" office:value-type="float" office:value="1.09955742875643">
            <text:p>1.0995574288</text:p>
          </table:table-cell>
          <table:table-cell table:formula="of:=[.D12]*50/28" office:value-type="float" office:value="1.96349540849362">
            <text:p>1.9634954085</text:p>
          </table:table-cell>
          <table:table-cell office:value-type="float" office:value="1">
            <text:p>1</text:p>
          </table:table-cell>
          <table:table-cell table:formula="of:=[.$B$4]*1/([.D12]/(2*PI()/3200))" office:value-type="float" office:value="28571.4285714286">
            <text:p>28571.4285714286</text:p>
          </table:table-cell>
          <table:table-cell table:formula="of:=[.G12]/833" office:value-type="float" office:value="34.299434059338">
            <text:p>34</text:p>
          </table:table-cell>
          <table:table-cell table:formula="of:=100/[.H12]" office:value-type="float" office:value="2.9155">
            <text:p>2.92</text:p>
          </table:table-cell>
          <table:table-cell office:value-type="float" office:value="1">
            <text:p>1</text:p>
          </table:table-cell>
          <table:table-cell table:formula="of:=[.$B$4]*1/([.E12]/(2*PI()/3200))" office:value-type="float" office:value="16000">
            <text:p>16000</text:p>
          </table:table-cell>
          <table:table-cell table:formula="of:=[.K12]/833" office:value-type="float" office:value="19.2076830732293">
            <text:p>19.207683073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2*PI()/[.B13]" office:value-type="float" office:value="0.098174770424681">
            <text:p>0.0981747704</text:p>
          </table:table-cell>
          <table:table-cell table:formula="of:=[.C13]*28/5" office:value-type="float" office:value="0.549778714378214">
            <text:p>0.5497787144</text:p>
          </table:table-cell>
          <table:table-cell table:formula="of:=[.D13]*50/28" office:value-type="float" office:value="0.98174770424681">
            <text:p>0.9817477042</text:p>
          </table:table-cell>
          <table:table-cell office:value-type="float" office:value="1">
            <text:p>1</text:p>
          </table:table-cell>
          <table:table-cell table:formula="of:=[.$B$4]*1/([.D13]/(2*PI()/3200))" office:value-type="float" office:value="57142.8571428571">
            <text:p>57142.8571428571</text:p>
          </table:table-cell>
          <table:table-cell table:formula="of:=[.G13]/833" office:value-type="float" office:value="68.598868118676">
            <text:p>69</text:p>
          </table:table-cell>
          <table:table-cell table:formula="of:=100/[.H13]" office:value-type="float" office:value="1.45775">
            <text:p>1.46</text:p>
          </table:table-cell>
          <table:table-cell office:value-type="float" office:value="1">
            <text:p>1</text:p>
          </table:table-cell>
          <table:table-cell table:formula="of:=[.$B$4]*1/([.E13]/(2*PI()/3200))" office:value-type="float" office:value="32000">
            <text:p>32000</text:p>
          </table:table-cell>
          <table:table-cell table:formula="of:=[.K13]/833" office:value-type="float" office:value="38.4153661464586">
            <text:p>38.4153661465</text:p>
          </table:table-cell>
        </table:table-row>
        <table:table-row table:style-name="ro1">
          <table:table-cell/>
          <table:table-cell table:formula="of:=10*60" office:value-type="float" office:value="600">
            <text:p>600</text:p>
          </table:table-cell>
          <table:table-cell table:formula="of:=2*PI()/[.B14]" office:value-type="float" office:value="0.010471975511966">
            <text:p>0.0104719755</text:p>
          </table:table-cell>
          <table:table-cell table:formula="of:=[.C14]*28/5" office:value-type="float" office:value="0.0586430628670095">
            <text:p>0.0586430629</text:p>
          </table:table-cell>
          <table:table-cell table:formula="of:=[.D14]*50/28" office:value-type="float" office:value="0.10471975511966">
            <text:p>0.1047197551</text:p>
          </table:table-cell>
          <table:table-cell office:value-type="float" office:value="64">
            <text:p>64</text:p>
          </table:table-cell>
          <table:table-cell table:formula="of:=[.$E$5]*1/([.D14]/(2*PI()/3200))" office:value-type="float" office:value="8370.53571428572">
            <text:p>8370.5357142857</text:p>
          </table:table-cell>
          <table:table-cell table:formula="of:=[.G14]/833" office:value-type="float" office:value="10.0486623220717">
            <text:p>10</text:p>
          </table:table-cell>
          <table:table-cell table:formula="of:=100/[.H14]" office:value-type="float" office:value="9.95157333333333">
            <text:p>9.95</text:p>
          </table:table-cell>
          <table:table-cell office:value-type="float" office:value="8">
            <text:p>8</text:p>
          </table:table-cell>
          <table:table-cell table:formula="of:=[.$E$4]*1/([.E14]/(2*PI()/3200))" office:value-type="float" office:value="37500">
            <text:p>37500</text:p>
          </table:table-cell>
          <table:table-cell table:formula="of:=[.K14]/833" office:value-type="float" office:value="45.0180072028812">
            <text:p>45.0180072029</text:p>
          </table:table-cell>
        </table:table-row>
        <table:table-row table:style-name="ro1">
          <table:table-cell/>
          <table:table-cell table:formula="of:=1*60*60" office:value-type="float" office:value="3600">
            <text:p>3600</text:p>
          </table:table-cell>
          <table:table-cell table:formula="of:=2*PI()/[.B15]" office:value-type="float" office:value="0.00174532925199433">
            <text:p>0.0017453293</text:p>
          </table:table-cell>
          <table:table-cell table:formula="of:=[.C15]*28/5" office:value-type="float" office:value="0.00977384381116825">
            <text:p>0.0097738438</text:p>
          </table:table-cell>
          <table:table-cell table:formula="of:=[.D15]*50/28" office:value-type="float" office:value="0.0174532925199433">
            <text:p>0.0174532925</text:p>
          </table:table-cell>
          <table:table-cell office:value-type="float" office:value="256">
            <text:p>256</text:p>
          </table:table-cell>
          <table:table-cell table:formula="of:=[.$E$5]*1/([.D15]/(2*PI()/3200))" office:value-type="float" office:value="50223.2142857143">
            <text:p>50223.2142857143</text:p>
          </table:table-cell>
          <table:table-cell table:formula="of:=[.G15]/833" office:value-type="float" office:value="60.2919739324301">
            <text:p>60</text:p>
          </table:table-cell>
          <table:table-cell table:formula="of:=100/[.H15]" office:value-type="float" office:value="1.65859555555556">
            <text:p>1.66</text:p>
          </table:table-cell>
          <table:table-cell office:value-type="float" office:value="64">
            <text:p>64</text:p>
          </table:table-cell>
          <table:table-cell table:formula="of:=[.$E$5]*1/([.E15]/(2*PI()/3200))" office:value-type="float" office:value="28125">
            <text:p>28125</text:p>
          </table:table-cell>
          <table:table-cell table:formula="of:=[.K15]/833" office:value-type="float" office:value="33.7635054021609">
            <text:p>33.7635054022</text:p>
          </table:table-cell>
        </table:table-row>
        <table:table-row table:style-name="ro1">
          <table:table-cell/>
          <table:table-cell table:formula="of:=2*60*60" office:value-type="float" office:value="7200">
            <text:p>7200</text:p>
          </table:table-cell>
          <table:table-cell table:formula="of:=2*PI()/[.B16]" office:value-type="float" office:value="0.000872664625997165">
            <text:p>0.0008726646</text:p>
          </table:table-cell>
          <table:table-cell table:formula="of:=[.C16]*28/5" office:value-type="float" office:value="0.00488692190558412">
            <text:p>0.0048869219</text:p>
          </table:table-cell>
          <table:table-cell table:formula="of:=[.D16]*50/28" office:value-type="float" office:value="0.00872664625997165">
            <text:p>0.0087266463</text:p>
          </table:table-cell>
          <table:table-cell office:value-type="float" office:value="256">
            <text:p>256</text:p>
          </table:table-cell>
          <table:table-cell table:formula="of:=[.$E$6]*1/([.D16]/(2*PI()/3200))" office:value-type="float" office:value="25111.6071428571">
            <text:p>25111.6071428571</text:p>
          </table:table-cell>
          <table:table-cell table:formula="of:=[.G16]/833" office:value-type="float" office:value="30.1459869662151">
            <text:p>30</text:p>
          </table:table-cell>
          <table:table-cell table:formula="of:=100/[.H16]" office:value-type="float" office:value="3.31719111111111">
            <text:p>3.32</text:p>
          </table:table-cell>
          <table:table-cell office:value-type="float" office:value="64">
            <text:p>64</text:p>
          </table:table-cell>
          <table:table-cell table:formula="of:=[.$E$5]*1/([.E16]/(2*PI()/3200))" office:value-type="float" office:value="56250">
            <text:p>56250</text:p>
          </table:table-cell>
          <table:table-cell table:formula="of:=[.K16]/833" office:value-type="float" office:value="67.5270108043217">
            <text:p>67.5270108043</text:p>
          </table:table-cell>
        </table:table-row>
        <table:table-row table:style-name="ro1">
          <table:table-cell/>
          <table:table-cell table:formula="of:=[.B16]*2" office:value-type="float" office:value="14400">
            <text:p>14400</text:p>
          </table:table-cell>
          <table:table-cell table:formula="of:=2*PI()/[.B17]" office:value-type="float" office:value="0.000436332312998582">
            <text:p>0.0004363323</text:p>
          </table:table-cell>
          <table:table-cell table:formula="of:=[.C17]*28/5" office:value-type="float" office:value="0.00244346095279206">
            <text:p>0.002443461</text:p>
          </table:table-cell>
          <table:table-cell table:formula="of:=[.D17]*50/28" office:value-type="float" office:value="0.00436332312998582">
            <text:p>0.0043633231</text:p>
          </table:table-cell>
          <table:table-cell office:value-type="float" office:value="256">
            <text:p>256</text:p>
          </table:table-cell>
          <table:table-cell table:formula="of:=[.$E$6]*1/([.D17]/(2*PI()/3200))" office:value-type="float" office:value="50223.2142857143">
            <text:p>50223.2142857143</text:p>
          </table:table-cell>
          <table:table-cell table:formula="of:=[.G17]/833" office:value-type="float" office:value="60.2919739324301">
            <text:p>60</text:p>
          </table:table-cell>
          <table:table-cell table:formula="of:=100/[.H17]" office:value-type="float" office:value="1.65859555555556">
            <text:p>1.66</text:p>
          </table:table-cell>
          <table:table-cell office:value-type="float" office:value="256">
            <text:p>256</text:p>
          </table:table-cell>
          <table:table-cell table:formula="of:=[.$E$6]*1/([.E17]/(2*PI()/3200))" office:value-type="float" office:value="28125">
            <text:p>28125</text:p>
          </table:table-cell>
          <table:table-cell table:formula="of:=[.K17]/833" office:value-type="float" office:value="33.7635054021609">
            <text:p>33.7635054022</text:p>
          </table:table-cell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21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3-29T20:50:34</meta:creation-date>
    <dc:date>2012-03-29T21:24:04</dc:date>
    <dc:creator>chaz </dc:creator>
    <meta:editing-duration>PT00H33M32S</meta:editing-duration>
    <meta:editing-cycles>7</meta:editing-cycles>
    <meta:generator>OpenOffice.org/3.2$Linux OpenOffice.org_project/320m19$Build-9505</meta:generator>
    <meta:document-statistic meta:table-count="3" meta:cell-count="111" meta:object-count="0"/>
  </office:meta>
</office:document-meta>
</file>